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F0000000880BD6877B27763B53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06ff7c" officeooo:paragraph-rsid="0006ff7c"/>
    </style:style>
    <style:style style:name="P2" style:family="paragraph" style:parent-style-name="Header">
      <style:paragraph-properties fo:text-align="center" style:justify-single-word="false"/>
      <style:text-properties fo:font-size="20pt" fo:font-weight="bold" officeooo:rsid="0006ff7c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071e29" officeooo:paragraph-rsid="00071e29"/>
    </style:style>
    <style:style style:name="P4" style:family="paragraph" style:parent-style-name="Standard">
      <style:text-properties fo:font-size="13pt" fo:font-weight="normal" officeooo:rsid="00071e29" officeooo:paragraph-rsid="00071e29" style:font-size-asian="13pt" style:font-weight-asian="normal" style:font-size-complex="13pt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08857c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Date" form:control-implementation="ooo:com.sun.star.form.component.TextField" xml:id="control1" form:id="control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control text:anchor-type="paragraph" draw:z-index="0" draw:name="Control 1" draw:style-name="gr1" draw:text-style-name="P5" svg:width="2.6169in" svg:height="0.2252in" svg:x="0.7917in" svg:y="6.2291in" draw:control="control1"/><text:span text:style-name="T1">Issue </text:span>Date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Johnson-Controls-Logo" xlink:href="Pictures/1000000100000F0000000880BD6877B27763B53D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fo:font-weight="bold" officeooo:rsid="0006ff7c" style:font-size-asian="20pt" style:font-weight-asian="bold" style:font-size-complex="20pt" style:font-weight-complex="bold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Johnson-Controls-Logo" draw:fill-image-width="1.7799in" draw:fill-image-height="1in" style:repeat="no-repeat" draw:fill-image-ref-point="top-left" style:footnote-max-height="0in" loext:margin-gutter="0in">
        <style:background-image xlink:href="Pictures/1000000100000F0000000880BD6877B27763B53D.png" xlink:type="simple" xlink:actuate="onLoad" style:position="top left" style:repeat="no-repeat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bitmap" draw:background-size="full" draw:fill-image-name="Johnson-Controls-Logo" draw:fill-image-width="1.7799in" draw:fill-image-height="1in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MP1">Reporte de Equipos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09:20:01.062000000</meta:creation-date>
    <dc:date>2023-05-02T16:14:12.415000000</dc:date>
    <meta:editing-duration>PT3H21M31S</meta:editing-duration>
    <meta:editing-cycles>3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4" meta:word-count="10" meta:character-count="59" meta:non-whitespace-character-count="52"/>
  </office:meta>
</office:document-meta>
</file>